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2.85875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8">
            <text:p>Hummingbird Hammocks Single+ Hammock Materials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2">
            <text:p>Material</text:p>
          </table:table-cell>
          <table:table-cell office:value-type="string" table:style-name="ce2">
            <text:p>Use/ Location</text:p>
          </table:table-cell>
          <table:table-cell office:value-type="string" table:style-name="ce3">
            <text:p>Quantity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4">
            <text:p>PIA-C-44378 fabric (also referred to as F111 or Exacta-Chute Material)</text:p>
          </table:table-cell>
          <table:table-cell office:value-type="string" table:style-name="ce5">
            <text:p>Main hammock fabric</text:p>
          </table:table-cell>
          <table:table-cell office:value-type="string" table:style-name="ce6">
            <text:p>125.5 in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1">
            <text:p>Type IIA Sleeving (or similar)</text:p>
          </table:table-cell>
          <table:table-cell office:value-type="string" table:style-name="ce1">
            <text:p>Stuff sack drawstring</text:p>
          </table:table-cell>
          <table:table-cell office:value-type="string" table:style-name="ce7">
            <text:p>16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rd lock</text:p>
          </table:table-cell>
          <table:table-cell office:value-type="string" table:style-name="ce1">
            <text:p>Stuff sack drawstring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46 bonded nylon thread (Mil-Spec A-A-59826 Type III Class B)</text:p>
          </table:table-cell>
          <table:table-cell office:value-type="string" table:style-name="ce1">
            <text:p>Load bearing stitching on hammock ends</text:p>
          </table:table-cell>
          <table:table-cell office:value-type="string" table:style-name="ce7">
            <text:p>~504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33 bonded nylon thread</text:p>
          </table:table-cell>
          <table:table-cell office:value-type="string" table:style-name="ce1">
            <text:p>Non-load bearing stitching on sides of hammock</text:p>
          </table:table-cell>
          <table:table-cell office:value-type="string" table:style-name="ce7">
            <text:p>~464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eavy duty nylon overlock thread</text:p>
          </table:table-cell>
          <table:table-cell office:value-type="string" table:style-name="ce1">
            <text:p>Overlocking on stuff sack</text:p>
          </table:table-cell>
          <table:table-cell office:value-type="string" table:style-name="ce7">
            <text:p>~32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ummingbird Hammocks button link end loop</text:p>
          </table:table-cell>
          <table:table-cell office:value-type="string" table:style-name="ce1">
            <text:p>Loop around gathered end of hammock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3">
          <table:table-cell table:number-columns-repeated="2" table:style-name="ce1"/>
          <table:table-cell table:style-name="ce7"/>
          <table:table-cell table:number-columns-repeated="16381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ris Loidolt</dc:creator>
    <meta:creation-date>2015-07-21T15:34:26Z</meta:creation-date>
    <dc:date>2016-04-19T17:31:20Z</dc:date>
    <meta:editing-cycles>5</meta:editing-cycles>
    <meta:editing-duration>PT1408S</meta:editing-duration>
  </office:meta>
</office:document-meta>
</file>